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128375" officeooo:paragraph-rsid="00128375"/>
    </style:style>
    <style:style style:name="P2" style:family="paragraph" style:parent-style-name="Heading_20_1">
      <style:paragraph-properties fo:break-before="page"/>
      <style:text-properties officeooo:rsid="00128375" officeooo:paragraph-rsid="00128375"/>
    </style:style>
    <style:style style:name="P3" style:family="paragraph" style:parent-style-name="Subtitle">
      <style:text-properties officeooo:rsid="00120ea4" officeooo:paragraph-rsid="00120ea4"/>
    </style:style>
    <style:style style:name="P4" style:family="paragraph" style:parent-style-name="Title">
      <style:text-properties officeooo:rsid="00120ea4" officeooo:paragraph-rsid="00120ea4"/>
    </style:style>
    <style:style style:name="P5" style:family="paragraph" style:parent-style-name="Heading_20_2">
      <style:text-properties officeooo:rsid="00128375" officeooo:paragraph-rsid="00128375"/>
    </style:style>
    <style:style style:name="T1" style:family="text">
      <style:text-properties style:text-position="0% 100%"/>
    </style:style>
    <style:style style:name="T2" style:family="text">
      <style:text-properties officeooo:rsid="00145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Xarxes – Pràctica 1</text:p>
      <text:p text:style-name="P3">Joel Aumedes Serrano – 48051307Y</text:p>
      <text:p text:style-name="P3">GEI UdL – Curs 2019-2020, 2<text:span text:style-name="T1">n semestre</text:span></text:p>
      <text:h text:style-name="P1" text:outline-level="1"/>
      <text:h text:style-name="P2" text:outline-level="1">Client</text:h>
      <text:h text:style-name="P5" text:outline-level="2">Registre <text:span text:style-name="T2">al servidor</text:span></text:h>
      <text:h text:style-name="P5" text:outline-level="2">Comunicació periòdica amb el servidor</text:h>
      <text:h text:style-name="Heading_20_2" text:outline-level="2">Enviament de dades al servidor</text:h>
      <text:h text:style-name="Heading_20_2" text:outline-level="2">Espera de connexions del servidor</text:h>
      <text:h text:style-name="P2" text:outline-level="1">Servidor</text:h>
      <text:h text:style-name="Heading_20_2" text:outline-level="2">Atendre peticions de registre</text:h>
      <text:h text:style-name="Heading_20_2" text:outline-level="2">Gestionar la comunicació periòdica amb els dispositius del sistema</text:h>
      <text:h text:style-name="Heading_20_2" text:outline-level="2">Atendre connexions TCP dels clients</text:h>
      <text:h text:style-name="Heading_20_2" text:outline-level="2">Enviar informació i peticions d’informació als cli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Aumedes Serrano</meta:initial-creator>
    <meta:creation-date>2020-04-02T00:04:17.206219934</meta:creation-date>
    <dc:date>2020-04-02T00:16:41.493479756</dc:date>
    <dc:creator>Joel Aumedes Serrano</dc:creator>
    <meta:editing-duration>PT12M32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3" meta:paragraph-count="13" meta:word-count="58" meta:character-count="406" meta:non-whitespace-character-count="358"/>
  </office:meta>
</office:document-meta>
</file>